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544cm" fo:min-width="1.324cm"/>
    </style:style>
    <style:style style:name="gr2" style:family="graphic" style:parent-style-name="standard">
      <style:graphic-properties svg:stroke-color="#000000" draw:fill-color="#999999" draw:textarea-horizontal-align="justify" draw:textarea-vertical-align="middle" draw:auto-grow-height="false" fo:min-height="1.544cm" fo:min-width="1.324cm"/>
    </style:style>
    <style:style style:name="gr3" style:family="graphic" style:parent-style-name="standard">
      <style:graphic-properties svg:stroke-color="#990000" draw:fill-color="#ff6666" draw:textarea-horizontal-align="justify" draw:textarea-vertical-align="middle" draw:auto-grow-height="false" fo:min-height="1.544cm" fo:min-width="1.324cm"/>
    </style:style>
    <style:style style:name="gr4" style:family="graphic" style:parent-style-name="standard">
      <style:graphic-properties svg:stroke-color="#801900" draw:fill-color="#ff9900" draw:textarea-horizontal-align="justify" draw:textarea-vertical-align="middle" draw:auto-grow-height="false" fo:min-height="1.544cm" fo:min-width="1.324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164cm" fo:min-width="0.914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textarea-horizontal-align="justify" draw:textarea-vertical-align="middle" draw:auto-grow-height="false" fo:min-height="0.764cm" fo:min-width="0.513cm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59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3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9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35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28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02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80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0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3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78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4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6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1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8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62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0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60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88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67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-color="#999999"/>
      <style:paragraph-properties fo:text-align="center"/>
      <style:text-properties fo:font-size="18pt" style:font-size-asian="18pt" style:font-size-complex="18pt"/>
    </style:style>
    <style:style style:name="P4" style:family="paragraph">
      <loext:graphic-properties draw:fill-color="#ff6666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-color="#ff9900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paragraph-properties fo:text-align="center"/>
      <style:text-properties fo:color="#009900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fo:color="#009900" fo:font-size="12pt" style:text-underline-style="none" fo:font-weight="bold" style:font-size-asian="12pt" style:font-weight-asian="bold" style:font-size-complex="12pt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color="#009900" fo:font-size="12pt" style:text-underline-style="none" style:font-size-asian="12pt" style:font-size-complex="12pt"/>
    </style:style>
    <style:style style:name="P11" style:family="paragraph">
      <loext:graphic-properties draw:fill="none" draw:fill-color="#ffffff"/>
      <style:paragraph-properties fo:text-align="center"/>
      <style:text-properties fo:color="#009900" fo:font-size="12pt" fo:font-style="normal" style:text-underline-style="none" fo:background-color="transparent" style:font-size-asian="12pt" style:font-style-asian="normal" style:font-size-complex="12pt" style:font-style-complex="normal"/>
    </style:style>
    <style:style style:name="P12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3" style:family="paragraph">
      <loext:graphic-properties draw:fill="none" draw:fill-color="#ffffff"/>
      <style:paragraph-properties fo:text-align="center"/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P14" style:family="paragraph">
      <loext:graphic-properties draw:fill="none" draw:fill-color="#ffffff"/>
      <style:paragraph-properties fo:text-align="center"/>
      <style:text-properties fo:font-size="12pt" style:text-underline-style="none" style:font-size-asian="12pt" style:font-size-complex="12pt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-color="#ffffff"/>
    </style:style>
    <style:style style:name="P17" style:family="paragraph">
      <loext:graphic-properties draw:fill="none" draw:fill-color="#ffffff"/>
      <style:text-properties fo:color="#009900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8" style:family="paragraph">
      <loext:graphic-properties draw:fill="none" draw:fill-color="#ffffff"/>
      <style:text-properties fo:color="#009900" fo:font-size="12pt" style:text-underline-style="none" fo:font-weight="bold" style:font-size-asian="12pt" style:font-weight-asian="bold" style:font-size-complex="12pt" style:font-weight-complex="bold"/>
    </style:style>
    <style:style style:name="P19" style:family="paragraph">
      <loext:graphic-properties draw:fill="none" draw:fill-color="#ffffff"/>
      <style:text-properties fo:font-size="12pt" style:text-underline-style="none" style:font-size-asian="12pt" style:font-size-complex="12pt"/>
    </style:style>
    <style:style style:name="P20" style:family="paragraph">
      <style:paragraph-properties fo:text-align="center"/>
      <style:text-properties fo:color="#009900" style:text-underline-style="none"/>
    </style:style>
    <style:style style:name="P21" style:family="paragraph">
      <loext:graphic-properties draw:fill="none" draw:fill-color="#ffffff"/>
      <style:paragraph-properties fo:text-align="center"/>
      <style:text-properties fo:color="#009900" fo:font-size="12pt" fo:font-style="normal" style:text-underline-style="none" style:font-size-asian="12pt" style:font-style-asian="normal" style:font-size-complex="12pt" style:font-style-complex="normal"/>
    </style:style>
    <style:style style:name="T1" style:family="text">
      <style:text-properties fo:font-size="12pt" fo:language="en" fo:country="US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009900" fo:font-size="12pt" fo:font-style="normal" style:text-underline-style="none" style:font-size-asian="12pt" style:font-style-asian="normal" style:font-size-complex="12pt" style:font-style-complex="normal"/>
    </style:style>
    <style:style style:name="T5" style:family="text">
      <style:text-properties fo:color="#009900" fo:font-size="12pt" style:text-underline-style="none" style:font-size-asian="12pt" style:font-size-complex="12pt"/>
    </style:style>
    <style:style style:name="T6" style:family="text">
      <style:text-properties fo:color="#009900" fo:font-size="12pt" fo:font-style="normal" style:text-underline-style="none" fo:background-color="transparent" style:font-size-asian="12pt" style:font-style-asian="normal" style:font-size-complex="12pt" style:font-style-complex="normal"/>
    </style:style>
    <style:style style:name="T7" style:family="text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T8" style:family="text">
      <style:text-properties fo:font-size="12pt" style:text-underline-style="none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custom-shape draw:style-name="gr1" draw:text-style-name="P2" xml:id="id2" draw:id="id2" draw:layer="layout" svg:width="2.578cm" svg:height="2.536cm" svg:x="8.696cm" svg:y="4.692cm">
          <text:p text:style-name="P1"><text:span text:style-name="T1">node_</text:span></text:p>
          <text:p text:style-name="P1"><text:span text:style-name="T2">component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2.578cm" svg:height="2.536cm" svg:x="4.65cm" svg:y="8.762cm">
          <text:p text:style-name="P1"><text:span text:style-name="T3">TEST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4" draw:id="id4" draw:layer="layout" svg:width="2.578cm" svg:height="2.536cm" svg:x="8.696cm" svg:y="8.76cm">
          <text:p text:style-name="P1"><text:span text:style-name="T2">public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3" draw:id="id3" draw:layer="layout" svg:width="2.578cm" svg:height="2.536cm" svg:x="8.663cm" svg:y="12.741cm">
          <text:p text:style-name="P1"><text:span text:style-name="T2">statistic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curve" svg:x1="7.228cm" svg:y1="10.03cm" svg:x2="8.696cm" svg:y2="5.96cm" draw:start-shape="id1" draw:end-shape="id2" draw:end-glue-point="6" svg:d="M7228 10030c1102 0 369-4070 1468-4070" svg:viewBox="0 0 1469 4071">
          <text:p/>
        </draw:connector>
        <draw:connector draw:style-name="gr5" draw:text-style-name="P6" draw:layer="layout" draw:type="curve" svg:x1="7.228cm" svg:y1="10.03cm" svg:x2="8.663cm" svg:y2="14.009cm" draw:start-shape="id1" draw:start-glue-point="10" draw:end-shape="id3" draw:end-glue-point="6" svg:d="M7228 10030c1077 0 360 3979 1435 3979" svg:viewBox="0 0 1436 3980">
          <text:p/>
        </draw:connector>
        <draw:connector draw:style-name="gr5" draw:text-style-name="P6" draw:layer="layout" draw:type="line" svg:x1="7.228cm" svg:y1="10.03cm" svg:x2="8.696cm" svg:y2="10.028cm" draw:start-shape="id1" draw:end-shape="id4" draw:end-glue-point="6" svg:d="M7228 10030l1468-2" svg:viewBox="0 0 1469 3">
          <text:p/>
        </draw:connector>
        <draw:custom-shape draw:style-name="gr6" draw:text-style-name="P2" xml:id="id5" draw:id="id5" draw:layer="layout" svg:width="2cm" svg:height="2cm" svg:x="19.522cm" svg:y="0.4cm">
          <text:p text:style-name="P1"><text:span text:style-name="T2">comput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6" draw:id="id6" draw:layer="layout" svg:width="2cm" svg:height="2cm" svg:x="19.522cm" svg:y="3.101cm">
          <text:p text:style-name="P1"><text:span text:style-name="T2">data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7" draw:id="id7" draw:layer="layout" svg:width="2cm" svg:height="2cm" svg:x="19.522cm" svg:y="6.381cm">
          <text:p text:style-name="P1"><text:span text:style-name="T2">index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8" draw:id="id8" draw:layer="layout" svg:width="2cm" svg:height="2cm" svg:x="19.522cm" svg:y="8.861cm">
          <text:p text:style-name="P1"><text:span text:style-name="T2">idp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curve" svg:x1="11.274cm" svg:y1="5.96cm" svg:x2="19.522cm" svg:y2="1.4cm" draw:start-shape="id2" draw:start-glue-point="10" draw:end-shape="id5" draw:end-glue-point="6" svg:d="M11274 5960c6187 0 2064-4560 8248-4560" svg:viewBox="0 0 8249 4561">
          <text:p/>
        </draw:connector>
        <draw:connector draw:style-name="gr5" draw:text-style-name="P6" draw:layer="layout" draw:type="curve" svg:x1="11.274cm" svg:y1="5.96cm" svg:x2="19.522cm" svg:y2="4.101cm" draw:start-shape="id2" draw:end-shape="id6" svg:d="M11274 5960c6187 0 2064-1859 8248-1859" svg:viewBox="0 0 8249 1860">
          <text:p/>
        </draw:connector>
        <draw:connector draw:style-name="gr5" draw:text-style-name="P6" draw:layer="layout" draw:type="curve" svg:x1="11.274cm" svg:y1="5.96cm" svg:x2="19.522cm" svg:y2="7.381cm" draw:start-shape="id2" draw:start-glue-point="10" draw:end-shape="id7" svg:d="M11274 5960c6187 0 2064 1421 8248 1421" svg:viewBox="0 0 8249 1422">
          <text:p/>
        </draw:connector>
        <draw:connector draw:style-name="gr5" draw:text-style-name="P6" draw:layer="layout" draw:type="curve" svg:x1="11.274cm" svg:y1="5.96cm" svg:x2="19.522cm" svg:y2="9.861cm" draw:start-shape="id2" draw:end-shape="id8" svg:d="M11274 5960c6187 0 2064 3901 8248 3901" svg:viewBox="0 0 8249 3902">
          <text:p/>
        </draw:connector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draw:custom-shape draw:style-name="gr6" draw:text-style-name="P2" xml:id="id14" draw:id="id14" draw:layer="layout" svg:width="2cm" svg:height="2cm" svg:x="0.993cm" svg:y="8.972cm">
          <text:p text:style-name="P1"><text:span text:style-name="T2">index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9" draw:id="id9" draw:layer="layout" svg:width="1.431cm" svg:height="1.434cm" svg:x="4.138cm" svg:y="1.293cm">
          <text:p text:style-name="P1"><text:span text:style-name="T2">basic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5" draw:id="id15" draw:layer="layout" svg:width="1.431cm" svg:height="1.434cm" svg:x="4.238cm" svg:y="4.85cm">
          <text:p text:style-name="P1"><text:span text:style-name="T2">cog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10" draw:id="id10" draw:layer="layout" svg:width="0.223cm" svg:height="0.223cm" svg:x="6.669cm" svg:y="0.5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8" draw:layer="layout" svg:width="4.096cm" svg:height="0.725cm" svg:x="6.935cm" svg:y="0.216cm">
          <draw:text-box>
            <text:p text:style-name="P1"><text:span text:style-name="T4">ping default project</text:span></text:p>
          </draw:text-box>
        </draw:frame>
        <draw:custom-shape draw:style-name="gr9" draw:text-style-name="P1" xml:id="id11" draw:id="id11" draw:layer="layout" svg:width="0.223cm" svg:height="0.223cm" svg:x="6.686cm" svg:y="1.4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9" draw:layer="layout" svg:width="2.039cm" svg:height="0.725cm" svg:x="6.952cm" svg:y="1.093cm">
          <draw:text-box>
            <text:p text:style-name="P1"><text:span text:style-name="T5">ping orp</text:span></text:p>
          </draw:text-box>
        </draw:frame>
        <draw:custom-shape draw:style-name="gr9" draw:text-style-name="P1" xml:id="id12" draw:id="id12" draw:layer="layout" svg:width="0.223cm" svg:height="0.223cm" svg:x="6.687cm" svg:y="2.3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0" draw:layer="layout" svg:width="2.699cm" svg:height="0.725cm" svg:x="6.953cm" svg:y="1.994cm">
          <draw:text-box>
            <text:p text:style-name="P1"><text:span text:style-name="T5">ping search</text:span></text:p>
          </draw:text-box>
        </draw:frame>
        <draw:custom-shape draw:style-name="gr9" draw:text-style-name="P1" xml:id="id13" draw:id="id13" draw:layer="layout" svg:width="0.223cm" svg:height="0.223cm" svg:x="6.688cm" svg:y="3.2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0" draw:layer="layout" svg:width="3.855cm" svg:height="0.725cm" svg:x="6.954cm" svg:y="2.895cm">
          <draw:text-box>
            <text:p text:style-name="P1"><text:span text:style-name="T5">ping solr interface</text:span></text:p>
          </draw:text-box>
        </draw:frame>
        <draw:connector draw:style-name="gr5" draw:text-style-name="P6" draw:layer="layout" draw:type="curve" svg:x1="5.569cm" svg:y1="2.01cm" svg:x2="6.669cm" svg:y2="0.65cm" draw:start-shape="id9" draw:start-glue-point="10" draw:end-shape="id10" draw:end-glue-point="6" svg:d="M5569 2010c825 0 275-1360 1100-1360" svg:viewBox="0 0 1101 1361">
          <text:p/>
        </draw:connector>
        <draw:connector draw:style-name="gr5" draw:text-style-name="P6" draw:layer="layout" draw:type="curve" svg:x1="5.569cm" svg:y1="2.01cm" svg:x2="6.686cm" svg:y2="1.527cm" draw:start-shape="id9" draw:start-glue-point="10" draw:end-shape="id11" draw:end-glue-point="6" svg:d="M5569 2010c837 0 279-483 1117-483" svg:viewBox="0 0 1118 484">
          <text:p/>
        </draw:connector>
        <draw:connector draw:style-name="gr5" draw:text-style-name="P6" draw:layer="layout" draw:type="curve" svg:x1="5.569cm" svg:y1="2.01cm" svg:x2="6.687cm" svg:y2="2.428cm" draw:start-shape="id9" draw:start-glue-point="10" draw:end-shape="id12" draw:end-glue-point="6" svg:d="M5569 2010c838 0 280 418 1118 418" svg:viewBox="0 0 1119 419">
          <text:p/>
        </draw:connector>
        <draw:connector draw:style-name="gr5" draw:text-style-name="P6" draw:layer="layout" draw:type="curve" svg:x1="5.569cm" svg:y1="2.01cm" svg:x2="6.688cm" svg:y2="3.329cm" draw:start-shape="id9" draw:end-shape="id13" draw:end-glue-point="6" svg:d="M5569 2010c838 0 279 1319 1119 1319" svg:viewBox="0 0 1120 1320">
          <text:p/>
        </draw:connector>
        <draw:connector draw:style-name="gr5" draw:text-style-name="P6" draw:layer="layout" draw:type="curve" svg:x1="2.993cm" svg:y1="9.972cm" svg:x2="4.138cm" svg:y2="2.01cm" draw:start-shape="id14" draw:start-glue-point="10" draw:end-shape="id9" draw:end-glue-point="6" svg:d="M2993 9972c859 0 287-7962 1145-7962" svg:viewBox="0 0 1146 7963">
          <text:p/>
        </draw:connector>
        <draw:connector draw:style-name="gr5" draw:text-style-name="P6" draw:layer="layout" draw:type="curve" svg:x1="2.993cm" svg:y1="9.972cm" svg:x2="4.238cm" svg:y2="5.567cm" draw:start-shape="id14" draw:start-glue-point="10" draw:end-shape="id15" draw:end-glue-point="6" svg:d="M2993 9972c934 0 312-4405 1245-4405" svg:viewBox="0 0 1246 4406">
          <text:p/>
        </draw:connector>
        <draw:custom-shape draw:style-name="gr9" draw:text-style-name="P1" xml:id="id25" draw:id="id25" draw:layer="layout" svg:width="0.223cm" svg:height="0.223cm" svg:x="6.687cm" svg:y="4.9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1" draw:layer="layout" svg:width="3.783cm" svg:height="0.725cm" svg:x="6.953cm" svg:y="4.66cm">
          <draw:text-box>
            <text:p text:style-name="P1"><text:span text:style-name="T6">user_login</text:span></text:p>
          </draw:text-box>
        </draw:frame>
        <draw:custom-shape draw:style-name="gr9" draw:text-style-name="P1" xml:id="id16" draw:id="id16" draw:layer="layout" svg:width="0.223cm" svg:height="0.223cm" svg:x="6.685cm" svg:y="4.3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3.525cm" svg:height="0.725cm" svg:x="6.951cm" svg:y="4.032cm">
          <draw:text-box>
            <text:p text:style-name="P1"><text:span text:style-name="T5">create_user</text:span></text:p>
          </draw:text-box>
        </draw:frame>
        <draw:custom-shape draw:style-name="gr9" draw:text-style-name="P1" xml:id="id17" draw:id="id17" draw:layer="layout" svg:width="0.223cm" svg:height="0.223cm" svg:x="6.686cm" svg:y="6.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2" draw:layer="layout" svg:width="4.304cm" svg:height="0.725cm" svg:x="6.952cm" svg:y="5.931cm">
          <draw:text-box>
            <text:p text:style-name="P1"><text:span text:style-name="T2">search_dl_links</text:span></text:p>
          </draw:text-box>
        </draw:frame>
        <draw:connector draw:style-name="gr5" draw:text-style-name="P6" draw:layer="layout" draw:type="curve" svg:x1="5.669cm" svg:y1="5.567cm" svg:x2="6.685cm" svg:y2="4.433cm" draw:start-shape="id15" draw:start-glue-point="10" draw:end-shape="id16" draw:end-glue-point="6" svg:d="M5669 5567c762 0 254-1134 1016-1134" svg:viewBox="0 0 1017 1135">
          <text:p/>
        </draw:connector>
        <draw:connector draw:style-name="gr5" draw:text-style-name="P6" draw:layer="layout" draw:type="curve" svg:x1="5.669cm" svg:y1="5.567cm" svg:x2="6.686cm" svg:y2="6.332cm" draw:start-shape="id15" draw:start-glue-point="10" draw:end-shape="id17" draw:end-glue-point="6" svg:d="M5669 5567c762 0 254 765 1017 765" svg:viewBox="0 0 1018 766">
          <text:p/>
        </draw:connector>
        <draw:custom-shape draw:style-name="gr8" draw:text-style-name="P2" xml:id="id18" draw:id="id18" draw:layer="layout" svg:width="1.431cm" svg:height="1.434cm" svg:x="4.238cm" svg:y="14.551cm">
          <text:p text:style-name="P1"><text:span text:style-name="T2">solr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9" draw:id="id19" draw:layer="layout" svg:width="1.431cm" svg:height="1.434cm" svg:x="4.238cm" svg:y="17.652cm">
          <text:p text:style-name="P1"><text:span text:style-name="T2">node</text:span></text:p>
          <text:p text:style-name="P1"><text:span text:style-name="T2">mgmt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curve" svg:x1="2.993cm" svg:y1="9.972cm" svg:x2="4.238cm" svg:y2="15.268cm" draw:start-shape="id14" draw:start-glue-point="10" draw:end-shape="id18" draw:end-glue-point="6" svg:d="M2993 9972c934 0 312 5296 1245 5296" svg:viewBox="0 0 1246 5297">
          <text:p/>
        </draw:connector>
        <draw:connector draw:style-name="gr5" draw:text-style-name="P6" draw:layer="layout" draw:type="curve" svg:x1="2.993cm" svg:y1="9.972cm" svg:x2="4.238cm" svg:y2="18.369cm" draw:start-shape="id14" draw:end-shape="id19" draw:end-glue-point="6" svg:d="M2993 9972c934 0 312 8397 1245 8397" svg:viewBox="0 0 1246 8398">
          <text:p/>
        </draw:connector>
        <draw:connector draw:style-name="gr5" draw:text-style-name="P6" draw:layer="layout" draw:type="line" svg:x1="2.993cm" svg:y1="9.972cm" svg:x2="4.238cm" svg:y2="9.968cm" draw:start-shape="id14" draw:start-glue-point="10" svg:d="M2993 9972l1245-4" svg:viewBox="0 0 1246 5">
          <text:p/>
        </draw:connector>
        <draw:custom-shape draw:style-name="gr8" draw:text-style-name="P2" xml:id="id20" draw:id="id20" draw:layer="layout" svg:width="1.431cm" svg:height="1.434cm" svg:x="4.238cm" svg:y="9.25cm">
          <text:p text:style-name="P1"><text:span text:style-name="T2">auth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21" draw:id="id21" draw:layer="layout" svg:width="0.223cm" svg:height="0.223cm" svg:x="6.687cm" svg:y="9.8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3" draw:layer="layout" svg:width="1.209cm" svg:height="0.725cm" svg:x="6.953cm" svg:y="9.56cm">
          <draw:text-box>
            <text:p text:style-name="P1"><text:span text:style-name="T7">role</text:span></text:p>
          </draw:text-box>
        </draw:frame>
        <draw:custom-shape draw:style-name="gr9" draw:text-style-name="P1" xml:id="id22" draw:id="id22" draw:layer="layout" svg:width="0.223cm" svg:height="0.223cm" svg:x="6.685cm" svg:y="9.1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4" draw:layer="layout" svg:width="1.59cm" svg:height="0.725cm" svg:x="6.951cm" svg:y="8.832cm">
          <draw:text-box>
            <text:p text:style-name="P1"><text:span text:style-name="T8">group</text:span></text:p>
          </draw:text-box>
        </draw:frame>
        <draw:custom-shape draw:style-name="gr9" draw:text-style-name="P1" xml:id="id23" draw:id="id23" draw:layer="layout" svg:width="0.223cm" svg:height="0.223cm" svg:x="6.686cm" svg:y="10.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2" draw:layer="layout" svg:width="1.637cm" svg:height="0.725cm" svg:x="6.952cm" svg:y="10.231cm">
          <draw:text-box>
            <text:p text:style-name="P1"><text:span text:style-name="T2">action</text:span></text:p>
          </draw:text-box>
        </draw:frame>
        <draw:connector draw:style-name="gr5" draw:text-style-name="P6" draw:layer="layout" draw:type="line" svg:x1="5.669cm" svg:y1="9.967cm" svg:x2="6.687cm" svg:y2="9.961cm" draw:start-shape="id20" draw:start-glue-point="10" draw:end-shape="id21" draw:end-glue-point="6" svg:d="M5669 9967l1018-6" svg:viewBox="0 0 1019 7">
          <text:p/>
        </draw:connector>
        <draw:connector draw:style-name="gr5" draw:text-style-name="P6" draw:layer="layout" draw:type="curve" svg:x1="5.669cm" svg:y1="9.967cm" svg:x2="6.685cm" svg:y2="9.233cm" draw:start-shape="id20" draw:start-glue-point="10" draw:end-shape="id22" draw:end-glue-point="6" svg:d="M5669 9967c762 0 254-734 1016-734" svg:viewBox="0 0 1017 735">
          <text:p/>
        </draw:connector>
        <draw:connector draw:style-name="gr5" draw:text-style-name="P6" draw:layer="layout" draw:type="curve" svg:x1="5.669cm" svg:y1="9.967cm" svg:x2="6.686cm" svg:y2="10.632cm" draw:start-shape="id20" draw:start-glue-point="10" draw:end-shape="id23" draw:end-glue-point="6" svg:d="M5669 9967c762 0 254 665 1017 665" svg:viewBox="0 0 1018 666">
          <text:p/>
        </draw:connector>
        <draw:custom-shape draw:style-name="gr9" draw:text-style-name="P1" xml:id="id24" draw:id="id24" draw:layer="layout" svg:width="0.223cm" svg:height="0.223cm" svg:x="6.687cm" svg:y="6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1" draw:layer="layout" svg:width="3.783cm" svg:height="0.725cm" svg:x="6.953cm" svg:y="6.561cm">
          <draw:text-box>
            <text:p text:style-name="P1"><text:span text:style-name="T6">root_login</text:span></text:p>
          </draw:text-box>
        </draw:frame>
        <draw:connector draw:style-name="gr5" draw:text-style-name="P6" draw:layer="layout" draw:type="curve" svg:x1="5.669cm" svg:y1="5.567cm" svg:x2="6.687cm" svg:y2="6.962cm" draw:start-shape="id15" draw:start-glue-point="10" draw:end-shape="id24" draw:end-glue-point="6" svg:d="M5669 5567c763 0 255 1395 1018 1395" svg:viewBox="0 0 1019 1396">
          <text:p/>
        </draw:connector>
        <draw:connector draw:style-name="gr5" draw:text-style-name="P6" draw:layer="layout" draw:type="curve" svg:x1="5.669cm" svg:y1="5.567cm" svg:x2="6.687cm" svg:y2="5.061cm" draw:start-shape="id15" draw:start-glue-point="10" draw:end-shape="id25" draw:end-glue-point="6" svg:d="M5669 5567c763 0 255-506 1018-506" svg:viewBox="0 0 1019 507">
          <text:p/>
        </draw:connector>
        <draw:frame draw:style-name="gr20" draw:text-style-name="P15" draw:layer="layout" svg:width="16.284cm" svg:height="0.962cm" svg:x="11.273cm" svg:y="2.74cm">
          <draw:text-box>
            <text:p>Tests written in green are implemented and ready to use</text:p>
          </draw:text-box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0">
        <draw:custom-shape draw:style-name="gr6" draw:text-style-name="P2" xml:id="id29" draw:id="id29" draw:layer="layout" svg:width="2cm" svg:height="2cm" svg:x="0.993cm" svg:y="8.972cm">
          <text:p text:style-name="P1"><text:span text:style-name="T2">data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26" draw:id="id26" draw:layer="layout" svg:width="1.431cm" svg:height="1.434cm" svg:x="4.138cm" svg:y="1.293cm">
          <text:p text:style-name="P1"><text:span text:style-name="T1">basic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30" draw:id="id30" draw:layer="layout" svg:width="1.431cm" svg:height="1.434cm" svg:x="4.238cm" svg:y="4.85cm">
          <text:p text:style-name="P1"><text:span text:style-name="T2">dl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27" draw:id="id27" draw:layer="layout" svg:width="0.223cm" svg:height="0.223cm" svg:x="6.669cm" svg:y="0.5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8" draw:layer="layout" svg:width="2.843cm" svg:height="0.725cm" svg:x="6.935cm" svg:y="0.216cm">
          <draw:text-box>
            <text:p text:style-name="P1"><text:span text:style-name="T4">ping thredds</text:span></text:p>
          </draw:text-box>
        </draw:frame>
        <draw:custom-shape draw:style-name="gr9" draw:text-style-name="P1" xml:id="id28" draw:id="id28" draw:layer="layout" svg:width="0.223cm" svg:height="0.223cm" svg:x="6.686cm" svg:y="1.4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9" draw:layer="layout" svg:width="2.868cm" svg:height="0.725cm" svg:x="6.952cm" svg:y="1.093cm">
          <draw:text-box>
            <text:p text:style-name="P1"><text:span text:style-name="T5">ping orp</text:span></text:p>
          </draw:text-box>
        </draw:frame>
        <draw:connector draw:style-name="gr5" draw:text-style-name="P6" draw:layer="layout" draw:type="curve" svg:x1="5.569cm" svg:y1="2.01cm" svg:x2="6.669cm" svg:y2="0.65cm" draw:start-shape="id26" draw:start-glue-point="10" draw:end-shape="id27" draw:end-glue-point="6" svg:d="M5569 2010c825 0 275-1360 1100-1360" svg:viewBox="0 0 1101 1361">
          <text:p/>
        </draw:connector>
        <draw:connector draw:style-name="gr5" draw:text-style-name="P6" draw:layer="layout" draw:type="curve" svg:x1="5.569cm" svg:y1="2.01cm" svg:x2="6.686cm" svg:y2="1.527cm" draw:start-shape="id26" draw:start-glue-point="10" draw:end-shape="id28" draw:end-glue-point="6" svg:d="M5569 2010c837 0 279-483 1117-483" svg:viewBox="0 0 1118 484">
          <text:p/>
        </draw:connector>
        <draw:connector draw:style-name="gr5" draw:text-style-name="P6" draw:layer="layout" draw:type="curve" svg:x1="2.993cm" svg:y1="9.972cm" svg:x2="4.138cm" svg:y2="2.01cm" draw:start-shape="id29" draw:start-glue-point="10" draw:end-shape="id26" draw:end-glue-point="6" svg:d="M2993 9972c859 0 287-7962 1145-7962" svg:viewBox="0 0 1146 7963">
          <text:p/>
        </draw:connector>
        <draw:connector draw:style-name="gr5" draw:text-style-name="P6" draw:layer="layout" draw:type="curve" svg:x1="2.993cm" svg:y1="9.972cm" svg:x2="4.238cm" svg:y2="5.567cm" draw:start-shape="id29" draw:start-glue-point="10" draw:end-shape="id30" draw:end-glue-point="6" svg:d="M2993 9972c934 0 312-4405 1245-4405" svg:viewBox="0 0 1246 4406">
          <text:p/>
        </draw:connector>
        <draw:custom-shape draw:style-name="gr9" draw:text-style-name="P1" xml:id="id31" draw:id="id31" draw:layer="layout" svg:width="0.223cm" svg:height="0.223cm" svg:x="6.668cm" svg:y="4.0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7" draw:layer="layout" svg:width="1.213cm" svg:height="0.725cm" svg:x="6.934cm" svg:y="3.716cm">
          <draw:text-box>
            <text:p text:style-name="P1"><text:span text:style-name="T4">http</text:span></text:p>
          </draw:text-box>
        </draw:frame>
        <draw:custom-shape draw:style-name="gr9" draw:text-style-name="P1" xml:id="id32" draw:id="id32" draw:layer="layout" svg:width="0.223cm" svg:height="0.223cm" svg:x="6.685cm" svg:y="4.9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8" draw:layer="layout" svg:width="1.683cm" svg:height="0.725cm" svg:x="6.951cm" svg:y="4.593cm">
          <draw:text-box>
            <text:p text:style-name="P1"><text:span text:style-name="T5">gridftp</text:span></text:p>
          </draw:text-box>
        </draw:frame>
        <draw:custom-shape draw:style-name="gr9" draw:text-style-name="P1" xml:id="id33" draw:id="id33" draw:layer="layout" svg:width="0.223cm" svg:height="0.223cm" svg:x="6.686cm" svg:y="5.8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9" draw:layer="layout" svg:width="3.127cm" svg:height="0.725cm" svg:x="6.952cm" svg:y="5.494cm">
          <draw:text-box>
            <text:p text:style-name="P1"><text:span text:style-name="T8">globus_online</text:span></text:p>
          </draw:text-box>
        </draw:frame>
        <draw:connector draw:style-name="gr5" draw:text-style-name="P6" draw:layer="layout" draw:type="curve" svg:x1="5.569cm" svg:y1="5.567cm" svg:x2="6.668cm" svg:y2="4.15cm" draw:end-shape="id31" draw:end-glue-point="6" svg:d="M5569 5567c448 0-101-1417 1099-1417" svg:viewBox="0 0 1100 1418">
          <text:p/>
        </draw:connector>
        <draw:connector draw:style-name="gr5" draw:text-style-name="P6" draw:layer="layout" draw:type="curve" svg:x1="5.569cm" svg:y1="5.567cm" svg:x2="6.685cm" svg:y2="5.027cm" draw:end-shape="id32" draw:end-glue-point="6" svg:d="M5569 5567c460 0-97-540 1116-540" svg:viewBox="0 0 1117 541">
          <text:p/>
        </draw:connector>
        <draw:connector draw:style-name="gr5" draw:text-style-name="P6" draw:layer="layout" draw:type="curve" svg:x1="5.569cm" svg:y1="5.567cm" svg:x2="6.686cm" svg:y2="5.928cm" draw:end-shape="id33" draw:end-glue-point="6" svg:d="M5569 5567c462 0-96 361 1117 361" svg:viewBox="0 0 1118 362">
          <text:p/>
        </draw:connector>
        <draw:custom-shape draw:style-name="gr8" draw:text-style-name="P2" xml:id="id34" draw:id="id34" draw:layer="layout" svg:width="1.431cm" svg:height="1.434cm" svg:x="4.238cm" svg:y="9.25cm">
          <text:p text:style-name="P1"><text:span text:style-name="T2">auth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curve" svg:x1="2.993cm" svg:y1="9.972cm" svg:x2="4.238cm" svg:y2="9.967cm" draw:start-shape="id29" draw:start-glue-point="10" draw:end-shape="id34" draw:end-glue-point="6" svg:d="M2993 9972c934 0 312-5 1245-5" svg:viewBox="0 0 1246 6">
          <text:p/>
        </draw:connector>
        <draw:custom-shape draw:style-name="gr9" draw:text-style-name="P1" xml:id="id35" draw:id="id35" draw:layer="layout" svg:width="0.223cm" svg:height="0.223cm" svg:x="6.687cm" svg:y="9.8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3" draw:layer="layout" svg:width="1.209cm" svg:height="0.725cm" svg:x="6.953cm" svg:y="9.56cm">
          <draw:text-box>
            <text:p text:style-name="P1"><text:span text:style-name="T7">role</text:span></text:p>
          </draw:text-box>
        </draw:frame>
        <draw:custom-shape draw:style-name="gr9" draw:text-style-name="P1" xml:id="id36" draw:id="id36" draw:layer="layout" svg:width="0.223cm" svg:height="0.223cm" svg:x="6.685cm" svg:y="9.1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4" draw:layer="layout" svg:width="1.59cm" svg:height="0.725cm" svg:x="6.951cm" svg:y="8.832cm">
          <draw:text-box>
            <text:p text:style-name="P1"><text:span text:style-name="T8">group</text:span></text:p>
          </draw:text-box>
        </draw:frame>
        <draw:custom-shape draw:style-name="gr9" draw:text-style-name="P1" xml:id="id37" draw:id="id37" draw:layer="layout" svg:width="0.223cm" svg:height="0.223cm" svg:x="6.686cm" svg:y="10.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2" draw:layer="layout" svg:width="1.637cm" svg:height="0.725cm" svg:x="6.952cm" svg:y="10.231cm">
          <draw:text-box>
            <text:p text:style-name="P1"><text:span text:style-name="T2">action</text:span></text:p>
          </draw:text-box>
        </draw:frame>
        <draw:connector draw:style-name="gr5" draw:text-style-name="P6" draw:layer="layout" draw:type="line" svg:x1="5.669cm" svg:y1="9.967cm" svg:x2="6.687cm" svg:y2="9.961cm" draw:start-shape="id34" draw:start-glue-point="10" draw:end-shape="id35" draw:end-glue-point="6" svg:d="M5669 9967l1018-6" svg:viewBox="0 0 1019 7">
          <text:p/>
        </draw:connector>
        <draw:connector draw:style-name="gr5" draw:text-style-name="P6" draw:layer="layout" draw:type="curve" svg:x1="5.669cm" svg:y1="9.967cm" svg:x2="6.685cm" svg:y2="9.233cm" draw:start-shape="id34" draw:start-glue-point="10" draw:end-shape="id36" draw:end-glue-point="6" svg:d="M5669 9967c762 0 254-734 1016-734" svg:viewBox="0 0 1017 735">
          <text:p/>
        </draw:connector>
        <draw:connector draw:style-name="gr5" draw:text-style-name="P6" draw:layer="layout" draw:type="curve" svg:x1="5.669cm" svg:y1="9.967cm" svg:x2="6.686cm" svg:y2="10.632cm" draw:start-shape="id34" draw:start-glue-point="10" draw:end-shape="id37" draw:end-glue-point="6" svg:d="M5669 9967c762 0 254 665 1017 665" svg:viewBox="0 0 1018 666">
          <text:p/>
        </draw:connector>
        <draw:custom-shape draw:style-name="gr9" draw:text-style-name="P1" xml:id="id38" draw:id="id38" draw:layer="layout" svg:width="0.223cm" svg:height="0.223cm" svg:x="6.686cm" svg:y="2.3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9" draw:layer="layout" svg:width="3.008cm" svg:height="0.725cm" svg:x="6.952cm" svg:y="1.994cm">
          <draw:text-box>
            <text:p text:style-name="P1"><text:span text:style-name="T5">ping stats api</text:span></text:p>
          </draw:text-box>
        </draw:frame>
        <draw:connector draw:style-name="gr5" draw:text-style-name="P6" draw:layer="layout" draw:type="curve" svg:x1="5.569cm" svg:y1="2.01cm" svg:x2="6.686cm" svg:y2="2.427cm" draw:start-shape="id26" draw:start-glue-point="10" draw:end-shape="id38" draw:end-glue-point="6" svg:d="M5569 2010c837 0 279 417 1117 417" svg:viewBox="0 0 1118 418">
          <text:p/>
        </draw:connector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0">
        <draw:custom-shape draw:style-name="gr6" draw:text-style-name="P2" xml:id="id39" draw:id="id39" draw:layer="layout" svg:width="2cm" svg:height="2cm" svg:x="0.993cm" svg:y="8.972cm">
          <text:p text:style-name="P1"><text:span text:style-name="T2">idp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40" draw:id="id40" draw:layer="layout" svg:width="1.431cm" svg:height="1.434cm" svg:x="4.238cm" svg:y="4.85cm">
          <text:p text:style-name="P1"><text:span text:style-name="T2">my</text:span></text:p>
          <text:p text:style-name="P1"><text:span text:style-name="T2">proxy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curve" svg:x1="2.993cm" svg:y1="9.972cm" svg:x2="4.138cm" svg:y2="2.01cm" draw:start-shape="id39" draw:start-glue-point="10" svg:d="M2993 9972c1236 0 664-7962 1145-7962" svg:viewBox="0 0 1146 7963">
          <text:p/>
        </draw:connector>
        <draw:connector draw:style-name="gr5" draw:text-style-name="P6" draw:layer="layout" draw:type="curve" svg:x1="2.993cm" svg:y1="9.972cm" svg:x2="4.238cm" svg:y2="5.567cm" draw:start-shape="id39" draw:start-glue-point="10" draw:end-shape="id40" draw:end-glue-point="6" svg:d="M2993 9972c934 0 312-4405 1245-4405" svg:viewBox="0 0 1246 4406">
          <text:p/>
        </draw:connector>
        <draw:custom-shape draw:style-name="gr9" draw:text-style-name="P20" xml:id="id41" draw:id="id41" draw:layer="layout" svg:width="0.223cm" svg:height="0.223cm" svg:x="6.687cm" svg:y="5.4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21" draw:layer="layout" svg:width="3.101cm" svg:height="0.725cm" svg:x="6.953cm" svg:y="5.16cm">
          <draw:text-box>
            <text:p text:style-name="P1"><text:span text:style-name="T4">get_trustroots</text:span></text:p>
          </draw:text-box>
        </draw:frame>
        <draw:custom-shape draw:style-name="gr9" draw:text-style-name="P20" xml:id="id42" draw:id="id42" draw:layer="layout" svg:width="0.223cm" svg:height="0.223cm" svg:x="6.685cm" svg:y="4.7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0" draw:layer="layout" svg:width="3.385cm" svg:height="0.725cm" svg:x="6.951cm" svg:y="4.432cm">
          <draw:text-box>
            <text:p text:style-name="P1"><text:span text:style-name="T5">get_credentials</text:span></text:p>
          </draw:text-box>
        </draw:frame>
        <draw:connector draw:style-name="gr5" draw:text-style-name="P6" draw:layer="layout" draw:type="line" svg:x1="5.669cm" svg:y1="5.567cm" svg:x2="6.687cm" svg:y2="5.561cm" draw:start-shape="id40" draw:start-glue-point="10" draw:end-shape="id41" draw:end-glue-point="6" svg:d="M5669 5567l1018-6" svg:viewBox="0 0 1019 7">
          <text:p/>
        </draw:connector>
        <draw:connector draw:style-name="gr5" draw:text-style-name="P6" draw:layer="layout" draw:type="curve" svg:x1="5.669cm" svg:y1="5.567cm" svg:x2="6.685cm" svg:y2="4.833cm" draw:start-shape="id40" draw:start-glue-point="10" draw:end-shape="id42" draw:end-glue-point="6" svg:d="M5669 5567c762 0 254-734 1016-734" svg:viewBox="0 0 1017 735">
          <text:p/>
        </draw:connector>
        <draw:custom-shape draw:style-name="gr8" draw:text-style-name="P2" xml:id="id43" draw:id="id43" draw:layer="layout" svg:width="1.431cm" svg:height="1.434cm" svg:x="4.238cm" svg:y="14.551cm">
          <text:p text:style-name="P1"><text:span text:style-name="T2">slcs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curve" svg:x1="2.993cm" svg:y1="9.972cm" svg:x2="4.238cm" svg:y2="15.268cm" draw:start-shape="id39" draw:start-glue-point="10" draw:end-shape="id43" draw:end-glue-point="6" svg:d="M2993 9972c934 0 312 5296 1245 5296" svg:viewBox="0 0 1246 5297">
          <text:p/>
        </draw:connector>
        <draw:custom-shape draw:style-name="gr8" draw:text-style-name="P2" xml:id="id44" draw:id="id44" draw:layer="layout" svg:width="1.431cm" svg:height="1.434cm" svg:x="4.137cm" svg:y="1.35cm">
          <text:p text:style-name="P1"><text:span text:style-name="T2">basic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0" xml:id="id45" draw:id="id45" draw:layer="layout" svg:width="0.223cm" svg:height="0.223cm" svg:x="6.586cm" svg:y="1.9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1" draw:layer="layout" svg:width="3.783cm" svg:height="0.725cm" svg:x="6.852cm" svg:y="1.66cm">
          <draw:text-box>
            <text:p text:style-name="P1"><text:span text:style-name="T4">ping myproxy</text:span></text:p>
          </draw:text-box>
        </draw:frame>
        <draw:custom-shape draw:style-name="gr9" draw:text-style-name="P20" xml:id="id46" draw:id="id46" draw:layer="layout" svg:width="0.223cm" svg:height="0.223cm" svg:x="6.584cm" svg:y="1.2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3.525cm" svg:height="0.725cm" svg:x="6.85cm" svg:y="0.932cm">
          <draw:text-box>
            <text:p text:style-name="P1"><text:span text:style-name="T5">ping slcs</text:span></text:p>
          </draw:text-box>
        </draw:frame>
        <draw:custom-shape draw:style-name="gr9" draw:text-style-name="P20" xml:id="id47" draw:id="id47" draw:layer="layout" svg:width="0.223cm" svg:height="0.223cm" svg:x="6.585cm" svg:y="2.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0" draw:layer="layout" svg:width="4.304cm" svg:height="0.725cm" svg:x="6.851cm" svg:y="2.331cm">
          <draw:text-box>
            <text:p text:style-name="P1"><text:span text:style-name="T5">ping esgf-idp</text:span></text:p>
          </draw:text-box>
        </draw:frame>
        <draw:connector draw:style-name="gr5" draw:text-style-name="P6" draw:layer="layout" draw:type="line" svg:x1="5.568cm" svg:y1="2.067cm" svg:x2="6.586cm" svg:y2="2.061cm" draw:start-shape="id44" draw:start-glue-point="10" draw:end-shape="id45" draw:end-glue-point="6" svg:d="M5568 2067l1018-6" svg:viewBox="0 0 1019 7">
          <text:p/>
        </draw:connector>
        <draw:connector draw:style-name="gr5" draw:text-style-name="P6" draw:layer="layout" draw:type="curve" svg:x1="5.568cm" svg:y1="2.067cm" svg:x2="6.584cm" svg:y2="1.333cm" draw:start-shape="id44" draw:start-glue-point="10" draw:end-shape="id46" draw:end-glue-point="6" svg:d="M5568 2067c762 0 254-734 1016-734" svg:viewBox="0 0 1017 735">
          <text:p/>
        </draw:connector>
        <draw:connector draw:style-name="gr5" draw:text-style-name="P6" draw:layer="layout" draw:type="curve" svg:x1="5.568cm" svg:y1="2.067cm" svg:x2="6.585cm" svg:y2="2.732cm" draw:start-shape="id44" draw:start-glue-point="10" draw:end-shape="id47" draw:end-glue-point="6" svg:d="M5568 2067c762 0 254 665 1017 665" svg:viewBox="0 0 1018 666">
          <text:p/>
        </draw:connector>
        <draw:connector draw:style-name="gr5" draw:text-style-name="P6" draw:layer="layout" draw:type="line" svg:x1="5.669cm" svg:y1="5.568cm" svg:x2="6.687cm" svg:y2="5.562cm" svg:d="M5669 5568l1018-6" svg:viewBox="0 0 1019 7">
          <text:p/>
        </draw:connector>
        <draw:custom-shape draw:style-name="gr9" draw:text-style-name="P20" xml:id="id48" draw:id="id48" draw:layer="layout" svg:width="0.223cm" svg:height="0.223cm" svg:x="6.687cm" svg:y="15.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21" draw:layer="layout" svg:width="4.308cm" svg:height="0.725cm" svg:x="6.953cm" svg:y="14.861cm">
          <draw:text-box>
            <text:p text:style-name="P1"><text:span text:style-name="T4">django_admin_login</text:span></text:p>
          </draw:text-box>
        </draw:frame>
        <draw:connector draw:style-name="gr5" draw:text-style-name="P6" draw:layer="layout" draw:type="line" svg:x1="5.669cm" svg:y1="15.268cm" svg:x2="6.687cm" svg:y2="15.262cm" draw:end-shape="id48" draw:end-glue-point="6" svg:d="M5669 15268l1018-6" svg:viewBox="0 0 1019 7">
          <text:p/>
        </draw:connector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0">
        <draw:custom-shape draw:style-name="gr6" draw:text-style-name="P2" xml:id="id51" draw:id="id51" draw:layer="layout" svg:width="2cm" svg:height="2cm" svg:x="0.993cm" svg:y="8.972cm">
          <text:p text:style-name="P1"><text:span text:style-name="T2">comput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49" draw:id="id49" draw:layer="layout" svg:width="1.431cm" svg:height="1.434cm" svg:x="4.138cm" svg:y="1.293cm">
          <text:p text:style-name="P1"><text:span text:style-name="T2">basic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50" draw:id="id50" draw:layer="layout" svg:width="0.223cm" svg:height="0.223cm" svg:x="6.669cm" svg:y="0.5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8" draw:layer="layout" svg:width="1.967cm" svg:height="0.725cm" svg:x="6.935cm" svg:y="0.216cm">
          <draw:text-box>
            <text:p text:style-name="P1"><text:span text:style-name="T4">ping las</text:span></text:p>
          </draw:text-box>
        </draw:frame>
        <draw:connector draw:style-name="gr5" draw:text-style-name="P6" draw:layer="layout" draw:type="curve" svg:x1="5.569cm" svg:y1="2.01cm" svg:x2="6.669cm" svg:y2="0.65cm" draw:start-shape="id49" draw:start-glue-point="10" draw:end-shape="id50" draw:end-glue-point="6" svg:d="M5569 2010c825 0 275-1360 1100-1360" svg:viewBox="0 0 1101 1361">
          <text:p/>
        </draw:connector>
        <draw:connector draw:style-name="gr5" draw:text-style-name="P6" draw:layer="layout" draw:type="curve" svg:x1="2.993cm" svg:y1="9.972cm" svg:x2="4.138cm" svg:y2="2.01cm" draw:start-shape="id51" draw:start-glue-point="10" draw:end-shape="id49" draw:end-glue-point="6" svg:d="M2993 9972c859 0 287-7962 1145-7962" svg:viewBox="0 0 1146 7963">
          <text:p/>
        </draw:connector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9T17:24:17.006589631</meta:creation-date>
    <dc:date>2017-11-30T16:44:54.403762385</dc:date>
    <meta:editing-duration>P1DT20H45M46S</meta:editing-duration>
    <meta:editing-cycles>68</meta:editing-cycles>
    <meta:generator>LibreOffice/5.1.6.2$Linux_X86_64 LibreOffice_project/10m0$Build-2</meta:generator>
    <meta:document-statistic meta:object-count="157"/>
  </office:meta>
</office:document-meta>
</file>